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text-properties fo:background-color="#23ff23"/>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3in" style:type="right" style:leader-style="dotted" style:leader-text="."/>
        </style:tab-stops>
      </style:paragraph-properties>
    </style:style>
    <style:style style:name="P6" style:family="paragraph" style:parent-style-name="Contents_20_4">
      <style:paragraph-properties>
        <style:tab-stops>
          <style:tab-stop style:position="6.1035in" style:type="right" style:leader-style="dotted" style:leader-text="."/>
        </style:tab-stops>
      </style:paragraph-properties>
    </style:style>
    <style:style style:name="P7" style:family="paragraph" style:parent-style-name="Text_20_body" style:list-style-name="L11"/>
    <style:style style:name="P8" style:family="paragraph" style:parent-style-name="Text_20_body" style:list-style-name="L12"/>
    <style:style style:name="P9" style:family="paragraph" style:parent-style-name="Text_20_body" style:list-style-name="L13"/>
    <style:style style:name="P10" style:family="paragraph" style:parent-style-name="Text_20_body" style:list-style-name="L14"/>
    <style:style style:name="P11" style:family="paragraph" style:parent-style-name="Text_20_body" style:list-style-name="L15"/>
    <style:style style:name="P12" style:family="paragraph" style:parent-style-name="Text_20_body" style:list-style-name="L16"/>
    <style:style style:name="P13" style:family="paragraph" style:parent-style-name="Text_20_body" style:list-style-name="L18"/>
    <style:style style:name="P14" style:family="paragraph" style:parent-style-name="Text_20_body" style:list-style-name="L19"/>
    <style:style style:name="P15" style:family="paragraph" style:parent-style-name="Text_20_body" style:list-style-name="L20"/>
    <style:style style:name="P16" style:family="paragraph" style:parent-style-name="Text_20_body" style:list-style-name="L23"/>
    <style:style style:name="P17" style:family="paragraph" style:parent-style-name="Text_20_body" style:list-style-name="L25"/>
    <style:style style:name="P18" style:family="paragraph" style:parent-style-name="Text_20_body" style:list-style-name="L25">
      <style:text-properties fo:background-color="#23ff23"/>
    </style:style>
    <style:style style:name="P19" style:family="paragraph" style:parent-style-name="Heading_20_1" style:list-style-name=""/>
    <style:style style:name="P20" style:family="paragraph" style:parent-style-name="Heading_20_1">
      <style:paragraph-properties fo:break-before="page"/>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2">
      <style:text-properties fo:background-color="#ffcc99"/>
    </style:style>
    <style:style style:name="P24" style:family="paragraph" style:parent-style-name="Standard" style:list-style-name="L28">
      <style:text-properties fo:background-color="#ffcc99"/>
    </style:style>
    <style:style style:name="P25" style:family="paragraph" style:parent-style-name="Standard" style:list-style-name="L29">
      <style:text-properties fo:background-color="#ffcc99"/>
    </style:style>
    <style:style style:name="P26" style:family="paragraph" style:parent-style-name="Standard" style:list-style-name="L30">
      <style:text-properties fo:background-color="#ffcc99"/>
    </style:style>
    <style:style style:name="P27" style:family="paragraph" style:parent-style-name="Standard" style:list-style-name="L31">
      <style:text-properties fo:background-color="#ffcc99"/>
    </style:style>
    <style:style style:name="P28" style:family="paragraph" style:parent-style-name="Standard" style:list-style-name="L32">
      <style:text-properties fo:background-color="#ffcc99"/>
    </style:style>
    <style:style style:name="P29" style:family="paragraph" style:parent-style-name="Standard" style:list-style-name="L33">
      <style:text-properties fo:background-color="#ffcc99"/>
    </style:style>
    <style:style style:name="P30" style:family="paragraph" style:parent-style-name="Standard" style:list-style-name="L3">
      <style:text-properties fo:font-weight="normal" style:font-weight-asian="normal" style:font-weight-complex="normal"/>
    </style:style>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10"/>
    <style:style style:name="P38" style:family="paragraph" style:parent-style-name="Standard" style:list-style-name="L17"/>
    <style:style style:name="P39" style:family="paragraph" style:parent-style-name="Standard" style:list-style-name="L21"/>
    <style:style style:name="P40" style:family="paragraph" style:parent-style-name="Standard" style:list-style-name="L16"/>
    <style:style style:name="P41" style:family="paragraph" style:parent-style-name="Standard" style:list-style-name="L22"/>
    <style:style style:name="P42" style:family="paragraph" style:parent-style-name="Standard" style:list-style-name="L24"/>
    <style:style style:name="P43" style:family="paragraph" style:parent-style-name="Standard" style:list-style-name="L26"/>
    <style:style style:name="P44" style:family="paragraph" style:parent-style-name="Standard" style:list-style-name="L27">
      <style:text-properties fo:background-color="#23ff23"/>
    </style:style>
    <style:style style:name="P45" style:family="paragraph" style:parent-style-name="Standard" style:list-style-name="L5">
      <style:text-properties fo:background-color="#23ff23"/>
    </style:style>
    <style:style style:name="P46" style:family="paragraph" style:parent-style-name="Standard" style:list-style-name="L28">
      <style:text-properties fo:background-color="#23ff23"/>
    </style:style>
    <style:style style:name="P47" style:family="paragraph" style:parent-style-name="Standard" style:list-style-name="L28"/>
    <style:style style:name="P48" style:family="paragraph" style:parent-style-name="Standard" style:list-style-name="L29"/>
    <style:style style:name="P49" style:family="paragraph" style:parent-style-name="Standard" style:list-style-name="L31"/>
    <style:style style:name="P50" style:family="paragraph" style:parent-style-name="Standard" style:list-style-name="L34"/>
    <style:style style:name="P51" style:family="paragraph" style:parent-style-name="Standard" style:list-style-name="L35"/>
    <style:style style:name="P52" style:family="paragraph" style:parent-style-name="Standard" style:list-style-name="L35">
      <style:text-properties fo:background-color="#ffff00"/>
    </style:style>
    <style:style style:name="P53" style:family="paragraph" style:parent-style-name="Standard" style:list-style-name="L36"/>
    <style:style style:name="P54" style:family="paragraph" style:parent-style-name="Standard" style:list-style-name="L37"/>
    <style:style style:name="T1" style:family="text">
      <style:text-properties officeooo:rsid="00b60edd"/>
    </style:style>
    <style:style style:name="T2" style:family="text">
      <style:text-properties officeooo:rsid="00b63747"/>
    </style:style>
    <style:style style:name="T3" style:family="text">
      <style:text-properties officeooo:rsid="00b65815"/>
    </style:style>
    <style:style style:name="T4" style:family="text">
      <style:text-properties officeooo:rsid="00b7fd78"/>
    </style:style>
    <style:style style:name="T5" style:family="text">
      <style:text-properties officeooo:rsid="00b9df57"/>
    </style:style>
    <style:style style:name="T6" style:family="text">
      <style:text-properties officeooo:rsid="00bbd96b"/>
    </style:style>
    <style:style style:name="T7" style:family="text">
      <style:text-properties officeooo:rsid="00bbf01b"/>
    </style:style>
    <style:style style:name="T8" style:family="text">
      <style:text-properties officeooo:rsid="00c38fd4"/>
    </style:style>
    <style:style style:name="T9" style:family="text">
      <style:text-properties officeooo:rsid="00c3a3fa"/>
    </style:style>
    <style:style style:name="T10" style:family="text">
      <style:text-properties officeooo:rsid="00c473df"/>
    </style:style>
    <style:style style:name="T11" style:family="text">
      <style:text-properties officeooo:rsid="00c4a512"/>
    </style:style>
    <style:style style:name="T12" style:family="text">
      <style:text-properties officeooo:rsid="00c5cc3b"/>
    </style:style>
    <style:style style:name="T13" style:family="text">
      <style:text-properties officeooo:rsid="00c6a9c9"/>
    </style:style>
    <style:style style:name="T14" style:family="text">
      <style:text-properties officeooo:rsid="00c956ff"/>
    </style:style>
    <style:style style:name="T15" style:family="text">
      <style:text-properties officeooo:rsid="00d1504a"/>
    </style:style>
    <style:style style:name="T16" style:family="text">
      <style:text-properties officeooo:rsid="00d1b0bb"/>
    </style:style>
    <style:style style:name="T17" style:family="text">
      <style:text-properties officeooo:rsid="00d3af72"/>
    </style:style>
    <style:style style:name="T18" style:family="text">
      <style:text-properties officeooo:rsid="00d4fc75"/>
    </style:style>
    <style:style style:name="T19" style:family="text">
      <style:text-properties officeooo:rsid="00d5a3a9"/>
    </style:style>
    <style:style style:name="T20" style:family="text">
      <style:text-properties officeooo:rsid="00d70734"/>
    </style:style>
    <style:style style:name="T21" style:family="text">
      <style:text-properties officeooo:rsid="00d87991"/>
    </style:style>
    <style:style style:name="T22" style:family="text">
      <style:text-properties officeooo:rsid="00d8e394"/>
    </style:style>
    <style:style style:name="T23" style:family="text">
      <style:text-properties officeooo:rsid="00d968db"/>
    </style:style>
    <style:style style:name="T24" style:family="text">
      <style:text-properties officeooo:rsid="00da7d32"/>
    </style:style>
    <style:style style:name="T25" style:family="text">
      <style:text-properties officeooo:rsid="00dc837c"/>
    </style:style>
    <style:style style:name="T26" style:family="text">
      <style:text-properties officeooo:rsid="00dfeb51"/>
    </style:style>
    <style:style style:name="T27" style:family="text">
      <style:text-properties officeooo:rsid="00e12d4e"/>
    </style:style>
    <style:style style:name="T28" style:family="text">
      <style:text-properties officeooo:rsid="00e26d43"/>
    </style:style>
    <style:style style:name="T29" style:family="text">
      <style:text-properties officeooo:rsid="00e6216e"/>
    </style:style>
    <style:style style:name="T30" style:family="text">
      <style:text-properties officeooo:rsid="00e81279"/>
    </style:style>
    <style:style style:name="T31" style:family="text">
      <style:text-properties officeooo:rsid="00ebec4b"/>
    </style:style>
    <style:style style:name="T32" style:family="text">
      <style:text-properties officeooo:rsid="00eca2a5"/>
    </style:style>
    <style:style style:name="T33" style:family="text">
      <style:text-properties officeooo:rsid="00ee97bf"/>
    </style:style>
    <style:style style:name="T34" style:family="text">
      <style:text-properties officeooo:rsid="00eef27a"/>
    </style:style>
    <style:style style:name="T35" style:family="text">
      <style:text-properties officeooo:rsid="00ef7bec"/>
    </style:style>
    <style:style style:name="T36" style:family="text">
      <style:text-properties officeooo:rsid="00ef8e82"/>
    </style:style>
    <style:style style:name="T37" style:family="text">
      <style:text-properties officeooo:rsid="00f0cef6"/>
    </style:style>
    <style:style style:name="T38" style:family="text">
      <style:text-properties officeooo:rsid="00f15fd6"/>
    </style:style>
    <style:style style:name="T39" style:family="text">
      <style:text-properties officeooo:rsid="00f3c265"/>
    </style:style>
    <style:style style:name="T40" style:family="text">
      <style:text-properties officeooo:rsid="00f47868"/>
    </style:style>
    <style:style style:name="T41" style:family="text">
      <style:text-properties officeooo:rsid="00f62175"/>
    </style:style>
    <style:style style:name="T42" style:family="text">
      <style:text-properties officeooo:rsid="00f7bc39"/>
    </style:style>
    <style:style style:name="T43" style:family="text">
      <style:text-properties officeooo:rsid="00f90449"/>
    </style:style>
    <style:style style:name="T44" style:family="text">
      <style:text-properties officeooo:rsid="00faf4b6"/>
    </style:style>
    <style:style style:name="T45" style:family="text">
      <style:text-properties officeooo:rsid="00fc8048"/>
    </style:style>
    <style:style style:name="T46" style:family="text">
      <style:text-properties officeooo:rsid="00fdab77"/>
    </style:style>
    <style:style style:name="T47" style:family="text">
      <style:text-properties officeooo:rsid="00ff6847"/>
    </style:style>
    <style:style style:name="T48" style:family="text">
      <style:text-properties officeooo:rsid="0106c129"/>
    </style:style>
    <style:style style:name="T49" style:family="text">
      <style:text-properties officeooo:rsid="01075437"/>
    </style:style>
    <style:style style:name="T50" style:family="text">
      <style:text-properties officeooo:rsid="01079aa6"/>
    </style:style>
    <style:style style:name="T51" style:family="text">
      <style:text-properties officeooo:rsid="01098c9b"/>
    </style:style>
    <style:style style:name="T52" style:family="text">
      <style:text-properties officeooo:rsid="010add9a"/>
    </style:style>
    <style:style style:name="T53" style:family="text">
      <style:text-properties officeooo:rsid="010c95da"/>
    </style:style>
    <style:style style:name="T54" style:family="text">
      <style:text-properties officeooo:rsid="010e72b4"/>
    </style:style>
    <style:style style:name="T55" style:family="text">
      <style:text-properties officeooo:rsid="01102178"/>
    </style:style>
    <style:style style:name="T56" style:family="text">
      <style:text-properties officeooo:rsid="0111ca1a"/>
    </style:style>
    <style:style style:name="T57" style:family="text">
      <style:text-properties officeooo:rsid="0112023c"/>
    </style:style>
    <style:style style:name="T58" style:family="text">
      <style:text-properties officeooo:rsid="01142bf2"/>
    </style:style>
    <style:style style:name="T59" style:family="text">
      <style:text-properties officeooo:rsid="01155a42"/>
    </style:style>
    <style:style style:name="T60" style:family="text">
      <style:text-properties officeooo:rsid="011e1638"/>
    </style:style>
    <style:style style:name="T61" style:family="text">
      <style:text-properties officeooo:rsid="0120ad9d"/>
    </style:style>
    <style:style style:name="T62" style:family="text">
      <style:text-properties officeooo:rsid="01210f22"/>
    </style:style>
    <style:style style:name="T63" style:family="text">
      <style:text-properties officeooo:rsid="012177bf"/>
    </style:style>
    <style:style style:name="T64" style:family="text">
      <style:text-properties officeooo:rsid="01233203"/>
    </style:style>
    <style:style style:name="T65" style:family="text">
      <style:text-properties officeooo:rsid="0123a92e"/>
    </style:style>
    <style:style style:name="T66" style:family="text">
      <style:text-properties officeooo:rsid="0123f6aa"/>
    </style:style>
    <style:style style:name="T67" style:family="text">
      <style:text-properties officeooo:rsid="0124e433"/>
    </style:style>
    <style:style style:name="T68" style:family="text">
      <style:text-properties officeooo:rsid="012773b8"/>
    </style:style>
    <style:style style:name="T69" style:family="text">
      <style:text-properties fo:font-style="italic" style:font-style-asian="italic" style:font-style-complex="italic" officeooo:rsid="012773b8"/>
    </style:style>
    <style:style style:name="T70" style:family="text">
      <style:text-properties officeooo:rsid="01296104"/>
    </style:style>
    <style:style style:name="T71" style:family="text">
      <style:text-properties officeooo:rsid="012a1511"/>
    </style:style>
    <style:style style:name="T72" style:family="text">
      <style:text-properties officeooo:rsid="012c9d9b"/>
    </style:style>
    <style:style style:name="T73" style:family="text">
      <style:text-properties officeooo:rsid="012e7afd"/>
    </style:style>
    <style:style style:name="T74" style:family="text">
      <style:text-properties officeooo:rsid="01311319"/>
    </style:style>
    <style:style style:name="T75" style:family="text">
      <style:text-properties officeooo:rsid="013317f0"/>
    </style:style>
    <style:style style:name="T76" style:family="text">
      <style:text-properties officeooo:rsid="01345cee"/>
    </style:style>
    <style:style style:name="T77" style:family="text">
      <style:text-properties officeooo:rsid="0136fb90"/>
    </style:style>
    <style:style style:name="T78" style:family="text">
      <style:text-properties officeooo:rsid="01385aa5"/>
    </style:style>
    <style:style style:name="T79" style:family="text">
      <style:text-properties officeooo:rsid="0139bf37"/>
    </style:style>
    <style:style style:name="T80" style:family="text">
      <style:text-properties officeooo:rsid="013a55cc"/>
    </style:style>
    <style:style style:name="T81" style:family="text">
      <style:text-properties officeooo:rsid="013a98f5"/>
    </style:style>
    <style:style style:name="T82" style:family="text">
      <style:text-properties officeooo:rsid="013b3231"/>
    </style:style>
    <style:style style:name="T83" style:family="text">
      <style:text-properties officeooo:rsid="013c6dfc"/>
    </style:style>
    <style:style style:name="T84" style:family="text">
      <style:text-properties officeooo:rsid="013e257e"/>
    </style:style>
    <style:style style:name="T85" style:family="text">
      <style:text-properties officeooo:rsid="0141776e"/>
    </style:style>
    <style:style style:name="T86" style:family="text">
      <style:text-properties fo:background-color="#ffff00" officeooo:rsid="0141776e"/>
    </style:style>
    <style:style style:name="T87" style:family="text">
      <style:text-properties fo:background-color="#ffff00" officeooo:rsid="014308de"/>
    </style:style>
    <style:style style:name="T88" style:family="text">
      <style:text-properties fo:background-color="#ffff00" officeooo:rsid="0145279e"/>
    </style:style>
    <style:style style:name="T89" style:family="text">
      <style:text-properties fo:background-color="#ffff00" officeooo:rsid="014ccef4"/>
    </style:style>
    <style:style style:name="T90" style:family="text">
      <style:text-properties fo:background-color="#ffff00" officeooo:rsid="014c0604"/>
    </style:style>
    <style:style style:name="T91" style:family="text">
      <style:text-properties fo:background-color="#ffff00" officeooo:rsid="01639c45"/>
    </style:style>
    <style:style style:name="T92" style:family="text">
      <style:text-properties officeooo:rsid="014308de"/>
    </style:style>
    <style:style style:name="T93" style:family="text">
      <style:text-properties officeooo:rsid="0145279e"/>
    </style:style>
    <style:style style:name="T94" style:family="text">
      <style:text-properties officeooo:rsid="0145e31d"/>
    </style:style>
    <style:style style:name="T95" style:family="text">
      <style:text-properties officeooo:rsid="0147da7c"/>
    </style:style>
    <style:style style:name="T96" style:family="text">
      <style:text-properties officeooo:rsid="01498909"/>
    </style:style>
    <style:style style:name="T97" style:family="text">
      <style:text-properties officeooo:rsid="014b8607"/>
    </style:style>
    <style:style style:name="T98" style:family="text">
      <style:text-properties officeooo:rsid="014c0604"/>
    </style:style>
    <style:style style:name="T99" style:family="text">
      <style:text-properties officeooo:rsid="014ccef4"/>
    </style:style>
    <style:style style:name="T100" style:family="text">
      <style:text-properties officeooo:rsid="014ea897"/>
    </style:style>
    <style:style style:name="T101" style:family="text">
      <style:text-properties officeooo:rsid="014ff5e8"/>
    </style:style>
    <style:style style:name="T102" style:family="text">
      <style:text-properties officeooo:rsid="01539381"/>
    </style:style>
    <style:style style:name="T103" style:family="text">
      <style:text-properties fo:background-color="#ffcc99"/>
    </style:style>
    <style:style style:name="T104" style:family="text">
      <style:text-properties fo:background-color="#ffcc99" officeooo:rsid="01539381"/>
    </style:style>
    <style:style style:name="T105" style:family="text">
      <style:text-properties fo:background-color="#ffcc99" officeooo:rsid="016ab98f"/>
    </style:style>
    <style:style style:name="T106" style:family="text">
      <style:text-properties fo:background-color="#ffcc99" officeooo:rsid="016b9dc0"/>
    </style:style>
    <style:style style:name="T107" style:family="text">
      <style:text-properties fo:background-color="#ffcc99" officeooo:rsid="016bad21"/>
    </style:style>
    <style:style style:name="T108" style:family="text">
      <style:text-properties fo:background-color="#ffcc99" officeooo:rsid="016bd263"/>
    </style:style>
    <style:style style:name="T109" style:family="text">
      <style:text-properties fo:background-color="#ffcc99" officeooo:rsid="016d7688"/>
    </style:style>
    <style:style style:name="T110" style:family="text">
      <style:text-properties fo:background-color="#ffcc99" officeooo:rsid="016ed390"/>
    </style:style>
    <style:style style:name="T111" style:family="text">
      <style:text-properties fo:background-color="#ffcc99" officeooo:rsid="012c9d9b"/>
    </style:style>
    <style:style style:name="T112" style:family="text">
      <style:text-properties officeooo:rsid="0156de81"/>
    </style:style>
    <style:style style:name="T113" style:family="text">
      <style:text-properties fo:background-color="#e6ff00" officeooo:rsid="0156de81"/>
    </style:style>
    <style:style style:name="T114" style:family="text">
      <style:text-properties fo:background-color="#e6ff00" officeooo:rsid="015f8509"/>
    </style:style>
    <style:style style:name="T115" style:family="text">
      <style:text-properties fo:background-color="#e6ff00" officeooo:rsid="0162bf70"/>
    </style:style>
    <style:style style:name="T116" style:family="text">
      <style:text-properties officeooo:rsid="01588bda"/>
    </style:style>
    <style:style style:name="T117" style:family="text">
      <style:text-properties officeooo:rsid="015d95b7"/>
    </style:style>
    <style:style style:name="T118" style:family="text">
      <style:text-properties officeooo:rsid="015f8509"/>
    </style:style>
    <style:style style:name="T119" style:family="text">
      <style:text-properties officeooo:rsid="01617d5f"/>
    </style:style>
    <style:style style:name="T120" style:family="text">
      <style:text-properties officeooo:rsid="0161be3b"/>
    </style:style>
    <style:style style:name="T121" style:family="text">
      <style:text-properties officeooo:rsid="01639c45"/>
    </style:style>
    <style:style style:name="T122" style:family="text">
      <style:text-properties officeooo:rsid="0165947e"/>
    </style:style>
    <style:style style:name="T123" style:family="text">
      <style:text-properties officeooo:rsid="01674c31"/>
    </style:style>
    <style:style style:name="T124" style:family="text">
      <style:text-properties officeooo:rsid="016ab98f"/>
    </style:style>
    <style:style style:name="T125" style:family="text">
      <style:text-properties fo:background-color="#ff0000"/>
    </style:style>
    <style:style style:name="T126" style:family="text">
      <style:text-properties fo:background-color="#ff0000" officeooo:rsid="01674c3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éflexions sur le document « WebRSA - MaquetteV5.ppt » du 24/12/2010 du CG 93</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Logique des Eps déjà mise en place<text:tab/>1</text:p>
          <text:p text:style-name="P3">Choix « Adullact »<text:tab/>1</text:p>
          <text:p text:style-name="P3">Justifications<text:tab/>1</text:p>
          <text:p text:style-name="P4">Thématiques déjà en place<text:tab/>2</text:p>
          <text:p text:style-name="P4">Analyse du document<text:tab/>2</text:p>
          <text:p text:style-name="P3">A. Relances<text:tab/>2</text:p>
          <text:p text:style-name="P5">Dossiers à relancer – Formulaire (page 3)<text:tab/>2</text:p>
          <text:p text:style-name="P5">Dossiers à relancer – Résultats en fonction du type de relance (page 4)<text:tab/>2</text:p>
          <text:p text:style-name="P5">Dossiers relancés - Formulaire (pages 5 et 6)<text:tab/>3</text:p>
          <text:p text:style-name="P5">Relance - Affichage (pages 7)<text:tab/>3</text:p>
          <text:p text:style-name="P5">Relance - Ajouter (pages 8)<text:tab/>3</text:p>
          <text:p text:style-name="P5">Généralités concernant les relances<text:tab/>3</text:p>
          <text:p text:style-name="P3">B. Réorientations<text:tab/>3</text:p>
          <text:p text:style-name="P5">Orientation – Affichage (page 10)<text:tab/>3</text:p>
          <text:p text:style-name="P5">Orientation – Ajouter (page 11)<text:tab/>4</text:p>
          <text:p text:style-name="P3">C. Équipes pluridisciplinaires<text:tab/>4</text:p>
          <text:p text:style-name="P5">C1. Création de l'équipe<text:tab/>4</text:p>
          <text:p text:style-name="P6">Affichage EP (page 14)<text:tab/>4</text:p>
          <text:p text:style-name="P6">Équipes pluridisciplinaires – Ajouter (page 15)<text:tab/>4</text:p>
          <text:p text:style-name="P6">Équipes pluridisciplinaires – Modifier (page 16)<text:tab/>5</text:p>
          <text:p text:style-name="P6">Équipes pluridisciplinaires – Rechercher EP (page 17)<text:tab/>5</text:p>
          <text:p text:style-name="P6">Équipes pluridisciplinaires – Résultats EP (page 18)<text:tab/>5</text:p>
          <text:p text:style-name="P6">Équipes pluridisciplinaires – Détails EP (page 19)<text:tab/>5</text:p>
          <text:p text:style-name="P6">Généralités concernant les équipes pluridisciplinaires (pages 14 à 19)<text:tab/>5</text:p>
          <text:p text:style-name="P5">C2. Création de la séance<text:tab/>5</text:p>
          <text:p text:style-name="P6">Liste des séances d'EP<text:tab/>5</text:p>
          <text:p text:style-name="P6">Ajouter séance EP (page 22)<text:tab/>5</text:p>
          <text:p text:style-name="P4">FIXME<text:tab/>6</text:p>
          <text:p text:style-name="P4">Généralités concernant le module EP<text:tab/>6</text:p>
          <text:p text:style-name="P4">Documents restant à prendre en compte<text:tab/>6</text:p>
        </text:index-body>
      </text:table-of-content>
      <text:p text:style-name="Text_20_body"/>
      <text:h text:style-name="Heading_20_1" text:outline-level="1"><text:span text:style-name="T1">Logique des E</text:span><text:span text:style-name="T2">p</text:span><text:span text:style-name="T1">s </text:span><text:span text:style-name="T2">déjà mise en place</text:span></text:h>
      <text:h text:style-name="Heading_20_2" text:outline-level="2">Choix « Adullact »</text:h>
      <text:list xml:id="list2011353356" text:style-name="L1">
        <text:list-item>
          <text:p text:style-name="P21"><text:span text:style-name="T2">Pour passer en séance, </text:span><text:span text:style-name="T3">il faut un dossier </text:span><text:span text:style-name="T4">d'EP</text:span></text:p>
        </text:list-item>
        <text:list-item>
          <text:p text:style-name="P21">Un dossier d'EP concerne un allocataire pour une et une seule thématique</text:p>
        </text:list-item>
        <text:list-item>
          <text:p text:style-name="P21">Une personne peut posséder plusieurs dossiers d'EP en cours de traitement à un moment donné (avec affichage d'une alerte à la création des dossiers subséquents)</text:p>
        </text:list-item>
        <text:list-item>
          <text:p text:style-name="P21">Les dossiers d'EP ne sont pas automatiquement inscrits en séance.</text:p>
        </text:list-item>
      </text:list>
      <text:h text:style-name="Heading_20_2" text:outline-level="2">Justifications</text:h>
      <text:list xml:id="list1981300687" text:style-name="L2">
        <text:list-item>
          <text:p text:style-name="P23">FIXME : pourquoi ?</text:p>
        </text:list-item>
        <text:list-item>
          <text:p text:style-name="P22"><text:span text:style-name="T5">Un dossier possède un état (« crée », « en cours de traitement », « traité »). Les décisions sont considérées comme actées lorsque le </text:span><text:span text:style-name="T6">dossier passe dans l'état « traité ». Si un dossier d'EP concerne plusieurs thématiques, </text:span><text:span text:style-name="T7">qui peuvent potentiellement être traitées par plusieurs séances d'EP distinctes, ça devient plus difficile de clore une séance.</text:span></text:p>
        </text:list-item>
        <text:list-item>
          <text:p text:style-name="P22"><text:soft-page-break/>cf. point 2</text:p>
        </text:list-item>
        <text:list-item>
          <text:p text:style-name="P23">FIXME : pourquoi ?</text:p>
        </text:list-item>
      </text:list>
      <text:h text:style-name="Heading_20_1" text:outline-level="1">Thématiques déjà en place</text:h>
      <text:list xml:id="list999579803" text:style-name="L3">
        <text:list-item>
          <text:p text:style-name="P30">Non respect et sanctions</text:p>
        </text:list-item>
        <text:list-item>
          <text:p text:style-name="P30">Demande de réorientation de la structure référente</text:p>
        </text:list-item>
      </text:list>
      <text:h text:style-name="Heading_20_1" text:outline-level="1">Analyse du document</text:h>
      <text:h text:style-name="Heading_20_2" text:outline-level="2">A. Relances</text:h>
      <text:h text:style-name="Heading_20_3" text:outline-level="3"><text:span text:style-name="T8">Dossiers à relancer – Formulaire </text:span><text:span text:style-name="T9">(page 3)</text:span></text:h>
      <text:p text:style-name="Text_20_body">Il manque les filtres suivants dans le prototype actuellement fourni par Adullact :</text:p>
      <text:list xml:id="list876129981" text:style-name="L4">
        <text:list-item>
          <text:p text:style-name="P31">Recherche par bénéficiaire</text:p>
          <text:list>
            <text:list-item>
              <text:p text:style-name="P31">Numéro de commune au sens INSEE</text:p>
            </text:list-item>
            <text:list-item>
              <text:p text:style-name="P31">Service référent</text:p>
            </text:list-item>
          </text:list>
        </text:list-item>
        <text:list-item>
          <text:p text:style-name="P31">Recherche par dossier CAF</text:p>
          <text:list>
            <text:list-item>
              <text:p text:style-name="P31">Numéro CAF</text:p>
            </text:list-item>
            <text:list-item>
              <text:p text:style-name="P31">Nom titulaire</text:p>
            </text:list-item>
            <text:list-item>
              <text:p text:style-name="P31">Prénom titulaire</text:p>
            </text:list-item>
          </text:list>
        </text:list-item>
        <text:list-item>
          <text:p text:style-name="P31">Personne orientée sans contrat</text:p>
          <text:list>
            <text:list-item>
              <text:p text:style-name="P31">Opérateur</text:p>
            </text:list-item>
            <text:list-item>
              <text:p text:style-name="P31">Nombre de jours depuis la dernière orientation</text:p>
            </text:list-item>
          </text:list>
        </text:list-item>
        <text:list-item>
          <text:p text:style-name="P31">Personne orientée avec contrat</text:p>
          <text:list>
            <text:list-item>
              <text:p text:style-name="P31">Opérateur</text:p>
            </text:list-item>
            <text:list-item>
              <text:p text:style-name="P31">Nombre de jours depuis la fin du dernier contrat</text:p>
            </text:list-item>
          </text:list>
        </text:list-item>
      </text:list>
      <text:p text:style-name="Text_20_body"/>
      <text:p text:style-name="Text_20_body">Il manque les fonctionnalités suivantes dans le prototype actuellement fourni par Adullact :</text:p>
      <text:list xml:id="list1844487404" text:style-name="L5">
        <text:list-item>
          <text:p text:style-name="P32">Impression de documents lors de l'enregistrement des relances</text:p>
        </text:list-item>
        <text:list-item>
          <text:p text:style-name="P32">Les seuls contrats qui sont pris en compte à l'heure actuelle sont les CER. Il faudra prendre en compte les CUI et PPAE.</text:p>
        </text:list-item>
      </text:list>
      <text:p text:style-name="Standard"/>
      <text:p text:style-name="Standard">Questions :</text:p>
      <text:list xml:id="list675086061" text:style-name="L6">
        <text:list-item>
          <text:p text:style-name="P33"><text:span text:style-name="T10">dans le document « </text:span><text:span text:style-name="T13">PROCESS RELANCE REORIENTATION EP WEBRSA.xls » du 25/11/2010, il est mentionné 3 relances dans le cas d'une personne orientée sans contrat et 2 relances dans le cas d'une personne orientée avec contrat. Dans le document « WebRSA - MaquetteV5.ppt » du 24/12/2010, il semble n'y avoir que deux relances quel que soit la cas ?</text:span></text:p>
        </text:list-item>
        <text:list-item>
          <text:p text:style-name="P33">Faut-il prévoir des vérifications quand aux dates de relance (ex. 1ère relance le 1er février 2011, 2ème relance le 15 janvier 2011) ?</text:p>
        </text:list-item>
        <text:list-item>
          <text:p text:style-name="P33">Il est possible d'apparaître dans la cohorte pour non renouvellement de contrat, même s'il n'existe pas d'orientation ?</text:p>
        </text:list-item>
      </text:list>
      <text:p text:style-name="Standard"/>
      <text:h text:style-name="Heading_20_3" text:outline-level="3"><text:span text:style-name="T8">Dossiers à relancer – </text:span><text:span text:style-name="T14">Résultats en fonction du type de relance</text:span><text:span text:style-name="T8"> </text:span><text:span text:style-name="T9">(page </text:span><text:span text:style-name="T14">4</text:span><text:span text:style-name="T9">)</text:span></text:h>
      <text:p text:style-name="Text_20_body">Remarques :</text:p>
      <text:list xml:id="list532448482" text:style-name="L7">
        <text:list-item>
          <text:p text:style-name="P34">Les colonnes « Statut EP » n'ont pas de sens, puisqu'il n'y a création d'un dossier d'EP qu'après la dernière relance.</text:p>
        </text:list-item>
        <text:list-item>
          <text:p text:style-name="P34">Les dossiers d'EP créés ne sont pas inscrits automatiquement à l'ordre du jour des <text:soft-page-break/>séances d'EP.</text:p>
        </text:list-item>
        <text:list-item>
          <text:p text:style-name="P34">Puisque les dossiers d'EP ne sont pas inscrits à l'ordre du jour, impossibilité d'envoyer le courrier concernant la séance à l'allocataire à cette étape-là.</text:p>
        </text:list-item>
      </text:list>
      <text:h text:style-name="Heading_20_3" text:outline-level="3"><text:span text:style-name="T8">Dossiers </text:span><text:span text:style-name="T15">relancés - Formulaire</text:span><text:span text:style-name="T8"> </text:span><text:span text:style-name="T9">(page</text:span><text:span text:style-name="T17">s</text:span><text:span text:style-name="T9"> </text:span><text:span text:style-name="T15">5 </text:span><text:span text:style-name="T17">et 6</text:span><text:span text:style-name="T9">)</text:span></text:h>
      <text:p text:style-name="Text_20_body"><text:span text:style-name="T9">Il manque </text:span><text:span text:style-name="T16">c</text:span><text:span text:style-name="T9">es fonctionnalités dans le prototype actuellement fourni par Adullact.</text:span></text:p>
      <text:p text:style-name="Standard">Questions :</text:p>
      <text:list xml:id="list233644231" text:continue-list="list675086061" text:style-name="L6">
        <text:list-item>
          <text:p text:style-name="P33">Ne faudrait-il pas rajouter un filtre sur le rang de la relance ?</text:p>
        </text:list-item>
      </text:list>
      <text:p text:style-name="Standard"/>
      <text:p text:style-name="Standard"><text:span text:style-name="T18">Remarques</text:span><text:span text:style-name="T10"> :</text:span></text:p>
      <text:list xml:id="list349028195" text:style-name="L8">
        <text:list-item>
          <text:p text:style-name="P35"><text:span text:style-name="T18">Les colonnes « Nombre de jours ... » représentent le nombre de jours entre la date </text:span><text:span text:style-name="T19">(d'orientation ou de fin de contrat) </text:span><text:span text:style-name="T18">et la date de relance.</text:span></text:p>
        </text:list-item>
        <text:list-item>
          <text:p text:style-name="P35">La colonne « Statut EP » sera remplie, quel que soit le rang de la relance, suivant l'état du dossier d'EP crée lors de la dernière relance.</text:p>
        </text:list-item>
      </text:list>
      <text:h text:style-name="Heading_20_3" text:outline-level="3"><text:span text:style-name="T25">Relance - Affichage</text:span><text:span text:style-name="T8"> </text:span><text:span text:style-name="T9">(page</text:span><text:span text:style-name="T17">s</text:span><text:span text:style-name="T9"> </text:span><text:span text:style-name="T25">7</text:span><text:span text:style-name="T9">)</text:span></text:h>
      <text:p text:style-name="Standard">Questions :</text:p>
      <text:list xml:id="list1306950039" text:continue-numbering="true" text:style-name="L8">
        <text:list-item>
          <text:p text:style-name="P35">Il n'est pas possible de modifier une relance ?</text:p>
        </text:list-item>
      </text:list>
      <text:p text:style-name="Standard"><text:span text:style-name="T18">Remarques</text:span><text:span text:style-name="T10"> :</text:span></text:p>
      <text:list xml:id="list444620758" text:continue-numbering="true" text:style-name="L8">
        <text:list-item>
          <text:p text:style-name="P35"><text:span text:style-name="T18">Les colonnes « Nombre de jours ... » </text:span><text:span text:style-name="T27">et </text:span><text:span text:style-name="T20">« Statut EP » </text:span><text:span text:style-name="T26">→ voir plus haut</text:span></text:p>
        </text:list-item>
      </text:list>
      <text:h text:style-name="Heading_20_3" text:outline-level="3"><text:span text:style-name="T25">Relance - </text:span><text:span text:style-name="T28">Ajouter</text:span><text:span text:style-name="T8"> </text:span><text:span text:style-name="T9">(page</text:span><text:span text:style-name="T17">s</text:span><text:span text:style-name="T9"> </text:span><text:span text:style-name="T28">8</text:span><text:span text:style-name="T9">)</text:span></text:h>
      <text:p text:style-name="Standard"><text:span text:style-name="T18">Remarques</text:span><text:span text:style-name="T10"> :</text:span></text:p>
      <text:list xml:id="list1635430756" text:style-name="L9">
        <text:list-item>
          <text:p text:style-name="P36">Il faut ajouter le type de relance que l'on veut faire (pas de contrat, pas de renouvellement) qui concernera la dernière entrée validée de ces tables.</text:p>
        </text:list-item>
        <text:list-item>
          <text:p text:style-name="P36">Il ne sera pas possible de choisir le rang de la relance (on ne peut pas faire de seconde relance si on n'a pas fait la première)</text:p>
        </text:list-item>
        <text:list-item>
          <text:p text:style-name="P36"><text:span text:style-name="T30">Suivant le type de relance </text:span><text:span text:style-name="T29">(pas de contrat, pas de renouvellement), </text:span><text:span text:style-name="T30">il y aura 2 ou 3 étapes de relance (cf. Dossiers à relancer – Formulaire (page 3))</text:span></text:p>
        </text:list-item>
        <text:list-item>
          <text:p text:style-name="P36">Comme on enregistre un lien vers l'orientation ou le contrat, ce sera le dernier validé (come pour les cohortes).</text:p>
        </text:list-item>
      </text:list>
      <text:p text:style-name="Standard"/>
      <text:p text:style-name="Standard">Questions :</text:p>
      <text:list xml:id="list1129166506" text:continue-list="list233644231" text:style-name="L6">
        <text:list-item>
          <text:p text:style-name="P33">Faut-il prévoir des vérifications quand aux dates de relance (ex. 1ère relance le 1er février 2011, 2ème relance le 15 janvier 2011) ?</text:p>
        </text:list-item>
      </text:list>
      <text:h text:style-name="Heading_20_3" text:outline-level="3"><text:span text:style-name="T21">Généralités </text:span><text:span text:style-name="T24">concernant les relances</text:span></text:h>
      <text:p text:style-name="Text_20_body"><text:span text:style-name="T22">Remarques </text:span><text:span text:style-name="T29">(à faire)</text:span><text:span text:style-name="T22"> :</text:span></text:p>
      <text:list xml:id="list805726115" text:style-name="L10">
        <text:list-item>
          <text:p text:style-name="P37"><text:span text:style-name="T21">Pour chacune des personnes relancées, il est possible de sortir du circuit des relances et de passage en EP lorsqu'un nouveau contrat est validé pour cette personne alors que le dossier d'EP n'a pas encore été crée ou qu'il n'existe pas encore d'avis ou de décision à son sujet. </text:span><text:span text:style-name="T23">Les enregistrements de relances et de dossiers EP ne seront pas supprimés, mais leur statut changera (« annulé » par exemple).</text:span></text:p>
        </text:list-item>
      </text:list>
      <text:h text:style-name="Heading_20_2" text:outline-level="2"><text:span text:style-name="T31">B</text:span><text:span text:style-name="T8">. </text:span><text:span text:style-name="T31">Réorientations</text:span></text:h>
      <text:h text:style-name="Heading_20_3" text:outline-level="3">Orientation – Affichage (page 10)</text:h>
      <text:p text:style-name="Text_20_body"><text:span text:style-name="T35">Remarques</text:span><text:span text:style-name="T33"> :</text:span></text:p>
      <text:list xml:id="list2008264541" text:style-name="L11">
        <text:list-item>
          <text:p text:style-name="P7">Il faut encore ajouter un moyen de changer l'orientation initiale car inappropriée (cf. document « CG 93 – RSA – équipes pluridisciplinaires » du 29/12/2009, page 4, partie <text:soft-page-break/>supérieure)</text:p>
        </text:list-item>
      </text:list>
      <text:p text:style-name="Text_20_body">Questions :</text:p>
      <text:list xml:id="list163723443" text:style-name="L12">
        <text:list-item>
          <text:p text:style-name="P8"><text:span text:style-name="T33">« Le principe d'une réorientation manuelle est possible » </text:span><text:span text:style-name="T34">→ signifie que le bouton ajouter fonctionne comme avant ?</text:span></text:p>
        </text:list-item>
      </text:list>
      <text:h text:style-name="Heading_20_3" text:outline-level="3"><text:span text:style-name="T32">Orientation – </text:span><text:span text:style-name="T36">Ajouter</text:span><text:span text:style-name="T32"> (page 1</text:span><text:span text:style-name="T36">1</text:span><text:span text:style-name="T32">)</text:span></text:h>
      <text:p text:style-name="Text_20_body">Questions :</text:p>
      <text:list xml:id="list1768539496" text:style-name="L13">
        <text:list-item>
          <text:p text:style-name="P9"><text:span text:style-name="T37">Ce qui a été fourni dans les maquettes laisse à penser que les formulaires accessibles par les liens « Ajouter » une orientation et « Saisine EP » ont été groupés. </text:span><text:span text:style-name="T41">Pour l'orientation initiale, il semble que rien ne change (parties du formulaire de saisine grisées), tandis que pour toutes les orientations subséquentes, c'est le formulaire complet qui sera utilisé ?</text:span></text:p>
        </text:list-item>
        <text:list-item>
          <text:p text:style-name="P9"><text:span text:style-name="T43">Ou alors, o</text:span><text:span text:style-name="T42">n aurait un bouton « ajouter » comme avant (qui correspond à « réorientation » lorsqu'on a une orientation initiale), un bouton « Saisine EP » et un bouton « Orientation initiale inappropriée » ?</text:span></text:p>
        </text:list-item>
      </text:list>
      <text:p text:style-name="Text_20_body"><text:span text:style-name="T35">Remarques</text:span><text:span text:style-name="T33"> :</text:span></text:p>
      <text:list xml:id="list1947705360" text:continue-numbering="true" text:style-name="L13">
        <text:list-item>
          <text:p text:style-name="P9">Il manque deux champs de texte libre qui étaient dans la partie « Saisine ... »</text:p>
        </text:list-item>
      </text:list>
      <text:p text:style-name="Text_20_body"/>
      <text:p text:style-name="Text_20_body"><text:span text:style-name="T9">Il manque les </text:span><text:span text:style-name="T40">données</text:span><text:span text:style-name="T9"> suivantes dans le prototype actuellement fourni par Adullact :</text:span></text:p>
      <text:list xml:id="list402683486" text:style-name="L14">
        <text:list-item>
          <text:p text:style-name="P10">Réorientation : nombre d'orientations existantes.</text:p>
        </text:list-item>
      </text:list>
      <text:h text:style-name="Heading_20_2" text:outline-level="2"><text:span text:style-name="T44">C</text:span><text:span text:style-name="T8">.</text:span><text:span text:style-name="T44"> </text:span>Équipes <text:span text:style-name="T44">pluridisciplinaires</text:span></text:h>
      <text:h text:style-name="Heading_20_3" text:outline-level="3"><text:span text:style-name="T44">C</text:span><text:span text:style-name="T57">1</text:span><text:span text:style-name="T8">.</text:span><text:span text:style-name="T44"> </text:span><text:span text:style-name="T57">Création de l'équipe</text:span></text:h>
      <text:h text:style-name="Heading_20_4" text:outline-level="4"><text:span text:style-name="T45">Affichage EP</text:span><text:span text:style-name="T32"> (page 1</text:span><text:span text:style-name="T45">4</text:span><text:span text:style-name="T32">)</text:span></text:h>
      <text:p text:style-name="Text_20_body">Questions :</text:p>
      <text:list xml:id="list1611147328" text:style-name="L15">
        <text:list-item>
          <text:p text:style-name="P11">Que doit-il se passer si on supprime une EP comportant des séances traitées ou en cours de traitement ? Faut-il empêcher la suppression dans ce cas ?</text:p>
        </text:list-item>
        <text:list-item>
          <text:p text:style-name="P11"><text:span text:style-name="T45">Que se passe-t'il si on modifie les zones géographiques ou les thématiques traité</text:span><text:span text:style-name="T46">es par l'équipe, par-rapport aux dossiers déjà traités ou en cours de traitement ?</text:span></text:p>
        </text:list-item>
      </text:list>
      <text:h text:style-name="Heading_20_4" text:outline-level="4"><text:span text:style-name="T1">Équipes </text:span><text:span text:style-name="T44">pluridisciplinaires</text:span><text:span text:style-name="T32"> –</text:span><text:span text:style-name="T47"> Ajouter </text:span><text:span text:style-name="T32">(page 1</text:span><text:span text:style-name="T47">5</text:span><text:span text:style-name="T32">)</text:span></text:h>
      <text:p text:style-name="Text_20_body">Il manque les fonctionnalités suivantes dans le prototype actuellement fourni par Adullact :</text:p>
      <text:list xml:id="list1459278428" text:style-name="L16">
        <text:list-item>
          <text:p text:style-name="P12">Génération automatique de l'« Identifiant équipe pluridisciplinaire »</text:p>
        </text:list-item>
      </text:list>
      <text:p text:style-name="Text_20_body">Remarques :</text:p>
      <text:list xml:id="list1824849538" text:style-name="L17">
        <text:list-item>
          <text:p text:style-name="P38"><text:span text:style-name="T49">Étant </text:span><text:span text:style-name="T48">donne le </text:span><text:span text:style-name="T50">caractère</text:span><text:span text:style-name="T48"> générique du module :</text:span></text:p>
          <text:list>
            <text:list-item>
              <text:p text:style-name="P38">Territoire CLI = regroupement de l'EP</text:p>
            </text:list-item>
            <text:list-item>
              <text:p text:style-name="P38">Les zones géographiques dont s'occupe l'EP sont définies par EP, et pas au niveau des CLI.</text:p>
            </text:list-item>
          </text:list>
        </text:list-item>
        <text:list-item>
          <text:p text:style-name="P38">Les membres peuvent être ajoutés lors de la modification d'une équipe</text:p>
        </text:list-item>
        <text:list-item>
          <text:p text:style-name="P38">Il faudra préciser quels sont les thèmes gérés par l'équipe, et le niveau de décision (EP/CG) de ceux-ci.</text:p>
        </text:list-item>
        <text:list-item>
          <text:p text:style-name="P38">Référentiels (ces listes seront livrées par le SIS) → tables de paramétrage</text:p>
        </text:list-item>
        <text:list-item>
          <text:p text:style-name="P38">Il sera également possible de supprimer des membres</text:p>
        </text:list-item>
      </text:list>
      <text:h text:style-name="Heading_20_4" text:outline-level="4"><text:soft-page-break/><text:span text:style-name="T1">Équipes </text:span><text:span text:style-name="T44">pluridisciplinaires</text:span><text:span text:style-name="T32"> –</text:span><text:span text:style-name="T47"> </text:span><text:span text:style-name="T51">Modifier</text:span><text:span text:style-name="T47"> </text:span><text:span text:style-name="T32">(page 1</text:span><text:span text:style-name="T51">6</text:span><text:span text:style-name="T32">)</text:span></text:h>
      <text:p text:style-name="Text_20_body">Voir point précédent.</text:p>
      <text:h text:style-name="Heading_20_4" text:outline-level="4"><text:span text:style-name="T1">Équipes </text:span><text:span text:style-name="T44">pluridisciplinaires</text:span><text:span text:style-name="T32"> –</text:span><text:span text:style-name="T47"> </text:span><text:span text:style-name="T52">Rechercher EP</text:span><text:span text:style-name="T47"> </text:span><text:span text:style-name="T32">(page 1</text:span><text:span text:style-name="T54">7</text:span><text:span text:style-name="T32">)</text:span></text:h>
      <text:p text:style-name="Text_20_body"><text:span text:style-name="T9">Il manque </text:span><text:span text:style-name="T53">le formulaire de recherche</text:span><text:span text:style-name="T9"> dans le prototype actuellement fourni par Adullact.</text:span></text:p>
      <text:h text:style-name="Heading_20_4" text:outline-level="4"><text:span text:style-name="T1">Équipes </text:span><text:span text:style-name="T44">pluridisciplinaires</text:span><text:span text:style-name="T32"> –</text:span><text:span text:style-name="T47"> </text:span><text:span text:style-name="T54">Résultats</text:span><text:span text:style-name="T52"> EP</text:span><text:span text:style-name="T47"> </text:span><text:span text:style-name="T32">(page 1</text:span><text:span text:style-name="T54">8</text:span><text:span text:style-name="T32">)</text:span></text:h>
      <text:p text:style-name="Text_20_body">Il manque les fonctionnalités suivantes dans le prototype actuellement fourni par Adullact :</text:p>
      <text:list xml:id="list243961739" text:continue-list="list1459278428" text:style-name="L16">
        <text:list-item>
          <text:p text:style-name="P12">Il manque le bouton « Voir »</text:p>
        </text:list-item>
      </text:list>
      <text:p text:style-name="Text_20_body"/>
      <text:p text:style-name="Text_20_body">Questions :</text:p>
      <text:list xml:id="list1286664836" text:style-name="L18">
        <text:list-item>
          <text:p text:style-name="P13">Modification / suppression : voir la partie concernant la page 14</text:p>
        </text:list-item>
      </text:list>
      <text:h text:style-name="Heading_20_4" text:outline-level="4"><text:span text:style-name="T1">Équipes </text:span><text:span text:style-name="T44">pluridisciplinaires</text:span><text:span text:style-name="T32"> –</text:span><text:span text:style-name="T47"> </text:span><text:span text:style-name="T55">Détails</text:span><text:span text:style-name="T52"> EP</text:span><text:span text:style-name="T47"> </text:span><text:span text:style-name="T32">(page 1</text:span><text:span text:style-name="T55">9</text:span><text:span text:style-name="T32">)</text:span></text:h>
      <text:p text:style-name="Text_20_body"><text:span text:style-name="T32">Il manque </text:span><text:span text:style-name="T56">cette</text:span><text:span text:style-name="T32"> fonctionnalité dans le prototype actuellement fourni par Adullact.</text:span></text:p>
      <text:h text:style-name="Heading_20_4" text:outline-level="4"><text:span text:style-name="T53">Généralités concernant les é</text:span><text:span text:style-name="T1">quipes </text:span><text:span text:style-name="T44">pluridisciplinaires</text:span><text:span text:style-name="T32"> (page</text:span><text:span text:style-name="T53">s</text:span><text:span text:style-name="T32"> 1</text:span><text:span text:style-name="T53">4 à 19</text:span><text:span text:style-name="T32">)</text:span></text:h>
      <text:p text:style-name="Text_20_body">Remarques :</text:p>
      <text:list xml:id="list1174253234" text:style-name="L19">
        <text:list-item>
          <text:p text:style-name="P14">La gestion des équipes se fait dans la partie « Administration »</text:p>
        </text:list-item>
      </text:list>
      <text:h text:style-name="Heading_20_3" text:outline-level="3"><text:span text:style-name="T44">C</text:span><text:span text:style-name="T57">2</text:span><text:span text:style-name="T8">.</text:span><text:span text:style-name="T44"> </text:span><text:span text:style-name="T57">Création de la </text:span><text:span text:style-name="T58">séance</text:span></text:h>
      <text:p text:style-name="Text_20_body">Remarques :</text:p>
      <text:list xml:id="list765568661" text:style-name="L20">
        <text:list-item>
          <text:p text:style-name="P15">Une commission est appelée séance.</text:p>
        </text:list-item>
      </text:list>
      <text:h text:style-name="Heading_20_4" text:outline-level="4">Liste des séances d'EP</text:h>
      <text:p text:style-name="Text_20_body">Remarques :</text:p>
      <text:list xml:id="list72524708" text:style-name="L21">
        <text:list-item>
          <text:p text:style-name="P39">Concernant la suppression d'une séance, voir la remarque du point « Affichage EP (page 14) »</text:p>
        </text:list-item>
        <text:list-item>
          <text:p text:style-name="P39">Il existe un formulaire de recherche pour les séances d'EP</text:p>
        </text:list-item>
        <text:list-item>
          <text:p text:style-name="P39">Les colonnes « Date » et « Heure » sont fusionnées</text:p>
        </text:list-item>
        <text:list-item>
          <text:p text:style-name="P39">La modification d'une séance se fait à partir de l'écran de visualisation</text:p>
        </text:list-item>
        <text:list-item>
          <text:p text:style-name="P39">La colonne décision finale, qui représente l'étape de la séance d'EP devra être revue (« Choix des dossiers », « Avis EP », « Décision CG », « Traitée », « Annulée », « Reportée », ...)</text:p>
        </text:list-item>
      </text:list>
      <text:p text:style-name="Text_20_body">Il manque les <text:span text:style-name="T59">informations</text:span> suivantes dans le prototype actuellement fourni par Adullact :</text:p>
      <text:list xml:id="list1241495706" text:continue-list="list243961739" text:style-name="L16">
        <text:list-item>
          <text:p text:style-name="P40">« Intitulé »</text:p>
        </text:list-item>
        <text:list-item>
          <text:p text:style-name="P40">« Lieu » (à la place de « type de structure »)</text:p>
        </text:list-item>
        <text:list-item>
          <text:p text:style-name="P40">« Nombre de participants »</text:p>
        </text:list-item>
        <text:list-item>
          <text:p text:style-name="P40">« Nombre d'absents »</text:p>
        </text:list-item>
      </text:list>
      <text:p text:style-name="Text_20_body"/>
      <text:h text:style-name="Heading_20_4" text:outline-level="4">Ajouter séance EP <text:span text:style-name="T60">(page 22)</text:span></text:h>
      <text:p text:style-name="Text_20_body">Il manque les fonctionnalités suivantes dans le prototype actuellement fourni par Adullact :</text:p>
      <text:list xml:id="list1017259884" text:continue-list="list1844487404" text:style-name="L5">
        <text:list-item>
          <text:p text:style-name="P32">Le champ « Identifiant de séance » généré automatiquement</text:p>
        </text:list-item>
      </text:list>
      <text:p text:style-name="Standard"><text:soft-page-break/>Questions :</text:p>
      <text:list xml:id="list775372951" text:style-name="L22">
        <text:list-item>
          <text:p text:style-name="P41">A partir du moment où l'on choisit l'organisme d'accueil, est-il pertinent de pouvoir changer les éléments de l'adresse ?</text:p>
        </text:list-item>
      </text:list>
      <text:h text:style-name="Heading_20_1" text:outline-level="1">FIXME</text:h>
      <text:list xml:id="list214723987" text:style-name="L23">
        <text:list-item>
          <text:p text:style-name="P16">Ventilation BADA pour les CER complexes ?</text:p>
        </text:list-item>
      </text:list>
      <text:h text:style-name="Heading_20_1" text:outline-level="1"><text:span text:style-name="T38">Généralités </text:span><text:span text:style-name="T39">concernant le</text:span><text:span text:style-name="T38"> module EP</text:span></text:h>
      <text:p text:style-name="Text_20_body">Il manque les fonctionnalités suivantes dans le prototype actuellement fourni par Adullact :</text:p>
      <text:list xml:id="list1590727332" text:continue-list="list1017259884" text:style-name="L5">
        <text:list-item>
          <text:p text:style-name="P32">On ne doit voir que les entrées des personnes se trouvant dans des dossiers qui sont dans un état ouvert et versable, qui sont allocataires (demandeurs ou conjoints RSA) soumis à droits et devoirs</text:p>
        </text:list-item>
        <text:list-item>
          <text:p text:style-name="P32">Limitation des zones géographiques suivant les zones géographiques accessibles par l'utilisateur connecté</text:p>
        </text:list-item>
        <text:list-item>
          <text:p text:style-name="P32">Gestion des jetons sur les dossiers</text:p>
        </text:list-item>
      </text:list>
      <text:h text:style-name="Heading_20_1" text:outline-level="1"><text:span text:style-name="T12">D</text:span><text:span text:style-name="T11">ocument</text:span><text:span text:style-name="T12">s</text:span><text:span text:style-name="T11"> </text:span><text:span text:style-name="T12">restant à prendre en compte</text:span></text:h>
      <text:list xml:id="list175847886" text:style-name="L24">
        <text:list-item>
          <text:p text:style-name="P42"><text:span text:style-name="T11">« webrSa <text:s/>Position CER et Bilan.odt »</text:span> <text:span text:style-name="T11">du 28/10/2010</text:span></text:p>
        </text:list-item>
      </text:list>
      <text:h text:style-name="P19" text:outline-level="1"/>
      <text:h text:style-name="P20" text:outline-level="1">Discussion avec Sammy Sahnoune le 14/01/2011</text:h>
      <text:h text:style-name="Heading_20_2" text:outline-level="2">De manière générale</text:h>
      <text:p text:style-name="Text_20_body"><text:span text:style-name="T61">Corriger le</text:span><text:span text:style-name="T63">s </text:span><text:span text:style-name="T66">termes suivants</text:span> dans le prototype actuellement fourni par Adullact :</text:p>
      <text:list xml:id="list1201365311" text:continue-list="list1590727332" text:style-name="L5">
        <text:list-item>
          <text:p text:style-name="P32"><text:span text:style-name="T62">« </text:span><text:span text:style-name="T63">Non respect ... » → « Demande de suspension »</text:span></text:p>
        </text:list-item>
        <text:list-item>
          <text:p text:style-name="P32"><text:span text:style-name="T62">« </text:span><text:span text:style-name="T66">Séance</text:span><text:span text:style-name="T63"> » → « </text:span><text:span text:style-name="T67">Commission</text:span><text:span text:style-name="T63"> »</text:span></text:p>
        </text:list-item>
      </text:list>
      <text:p text:style-name="Text_20_body"/>
      <text:p text:style-name="Text_20_body"><text:span text:style-name="T64">Ajouter les fonctionnalités suivantes</text:span> <text:span text:style-name="T64">au</text:span> prototype :</text:p>
      <text:list xml:id="list1447515334" text:continue-numbering="true" text:style-name="L5">
        <text:list-item>
          <text:p text:style-name="P32">Un dossier d'EP peut être marqué comme étant « En attente » (case à cocher).</text:p>
        </text:list-item>
        <text:list-item>
          <text:p text:style-name="P32">Un dossier mis en attente ne doit pas empêcher la finalisation d'un niveau de décision.</text:p>
        </text:list-item>
        <text:list-item>
          <text:p text:style-name="P32">Si après X (paramétrable) jours, un dossier « En attente » n'est pas traité, il devra repasser en séance d'EP.</text:p>
        </text:list-item>
        <text:list-item>
          <text:p text:style-name="P32"><text:span text:style-name="T121">RQ :</text:span><text:span text:style-name="T91"> Il convient que le CG spécifie la manière dont doivent être traités ces dossiers en attente.</text:span><text:span text:style-name="T121"> Une proposition est de rajouter un onglet « Liste des dossiers en attente » à côté de l'onglet « Liste des dossiers » permettant d'accéder à des formulaires individuels. </text:span><text:span text:style-name="T122">Dans le moteur de recherche des dossiers, on pourra rechercher par statut « en attente » et accéder aux fiches individuelles à partir de ce tableau de résultats.</text:span></text:p>
        </text:list-item>
      </text:list>
      <text:p text:style-name="Text_20_body"/>
      <text:p text:style-name="Text_20_body"><text:span text:style-name="T61">Corriger les</text:span><text:span text:style-name="T64"> fonctionnalités suivantes dans le prototype actuellement fourni par Adullact :</text:span></text:p>
      <text:list xml:id="list1528622832" text:style-name="L25">
        <text:list-item>
          <text:p text:style-name="P18">L'unité de mesure de temps est en jours, plutôt qu'en mois.</text:p>
        </text:list-item>
        <text:list-item>
          <text:p text:style-name="P17">Il semblerait que, suite à une erreur dans un patch SQL, trois zones géographiques inutiles ont été créées (0000, 00001, 00002).</text:p>
        </text:list-item>
        <text:list-item>
          <text:p text:style-name="P18">Lorsqu'on modifie les décisions d'un niveau de décision, on a une erreur SQL (la clé primaire est absente des données à enregistrer). <text:span text:style-name="T124">→ corrigé pour « Saisineepreorientsr93 » et « Nonrespectsanctionep93 »</text:span><text:span text:style-name="T105">, </text:span><text:span text:style-name="T106">à corriger pour </text:span><text:span text:style-name="T108">les </text:span><text:span text:style-name="T107">autres thématiques </text:span><text:span text:style-name="T109">(+ enlever la logique de pré-remplissage des vues et la mettre dans les modèles correspondants, fonction prepareFormData). </text:span><text:span text:style-name="T110">Ne pas oublier de trier par etape desc dans les qdDossiersParListe</text:span></text:p>
        </text:list-item>
        <text:list-item>
          <text:p text:style-name="P18"><text:span text:style-name="T72">Recherche par dossier CAF → utiliser la table « dossierscaf » pour le titulaire </text:span><text:span text:style-name="T73">(nom, prénom)</text:span><text:span text:style-name="T72">, et ne retourner que le titulaire. </text:span><text:span text:style-name="T111">Il faudra déplacer le code du moteur de recherche dans le modèle et faire des jointures pour les performances.</text:span></text:p>
        </text:list-item>
      </text:list>
      <text:p text:style-name="Text_20_body">Remarques :</text:p>
      <text:list xml:id="list2185015522" text:style-name="L26">
        <text:list-item>
          <text:p text:style-name="P43"><text:span text:style-name="T65">Le déploiement du modul</text:span><text:span text:style-name="T98">e</text:span><text:span text:style-name="T65"> « EP » est prévu pour le mois de mars.</text:span></text:p>
        </text:list-item>
        <text:list-item>
          <text:p text:style-name="P43"><text:span text:style-name="T99">Il sera nécessaire de pouvoir exporter des dossiers au format XML (demande CSS) pour le mois de mars. </text:span><text:span text:style-name="T89">Il convient de spécifier les parties de dossier à communiquer, ainsi que le format (DTD / schéma) du fichier XML.</text:span></text:p>
        </text:list-item>
        <text:list-item>
          <text:p text:style-name="P43"><text:span text:style-name="T98">Il existe des données erronées ou bizarres en base. Il faudra corriger ces données et ajouter des contraintes d'intégrité au niveau de la base de données. </text:span><text:span text:style-name="T90">Il faudra communiquer ces contraintes au CG 93 pour éventuellement corriger les jobs Talend</text:span><text:span text:style-name="T98"> (ex. : si un NIR n'est pas correct dans le flux CAF, la base de données rejettera l'enregistrement. Toutefois, sachant que cette information n'est pas obligatoire, les jobs pourraient remplacer la valeur erronée par la valeur NULL, et éventuellement journaliser ces erreurs pour les communiquer à la CAF).</text:span></text:p>
        </text:list-item>
      </text:list>
      <text:p text:style-name="Text_20_body"/>
      <text:p text:style-name="P2"><text:span text:style-name="T96">Il faudra communiquer les requêtes SQL suivantes au CG 93, </text:span><text:span text:style-name="T100">afin de pouvoir apporter une correction aux données</text:span><text:span text:style-name="T72"> :</text:span></text:p>
      <text:list xml:id="list482237097" text:style-name="L27">
        <text:list-item>
          <text:p text:style-name="P44"><text:span text:style-name="T96">Orientation multiples (doublons </text:span><text:span text:style-name="T101">→ requête SQL existante pour les vrais doublons</text:span><text:span text:style-name="T96">)</text:span></text:p>
        </text:list-item>
        <text:list-item>
          <text:p text:style-name="P44"><text:soft-page-break/><text:span text:style-name="T96">NIRs , </text:span><text:span text:style-name="T97">noms, prénoms, nomnai, … </text:span><text:span text:style-name="T96">incorrects</text:span></text:p>
        </text:list-item>
      </text:list>
      <text:h text:style-name="Heading_20_2" text:outline-level="2">Administration</text:h>
      <text:h text:style-name="Heading_20_3" text:outline-level="3">Équipes pluridisciplinaires</text:h>
      <text:h text:style-name="Heading_20_4" text:outline-level="4">Liste des EPs</text:h>
      <text:p text:style-name="P2"><text:span text:style-name="T61">Corriger les</text:span> fonctionnalités suivantes dans le prototype actuellement fourni par Adullact :</text:p>
      <text:list xml:id="list1442722044" text:continue-list="list1447515334" text:style-name="L5">
        <text:list-item>
          <text:p text:style-name="P45">Par défaut, pour toutes les EPs du CG 93, la décision se fait au niveau du CG, et chaque EP traite tous les thèmes → pré-remplir le formulaire.</text:p>
        </text:list-item>
      </text:list>
      <text:h text:style-name="Heading_20_2" text:outline-level="2">Menu EP</text:h>
      <text:p text:style-name="Text_20_body"><text:span text:style-name="T61">Corriger les</text:span> <text:span text:style-name="T74">points</text:span> suivants dans le prototype actuellement fourni par Adullact :</text:p>
      <text:list xml:id="list1229735971" text:continue-numbering="true" text:style-name="L5">
        <text:list-item>
          <text:p text:style-name="P32"><text:span text:style-name="T68">il faut que le menu soit plus proche du </text:span><text:span text:style-name="T69">workflow</text:span><text:span text:style-name="T68"> :</text:span></text:p>
          <text:list>
            <text:list-item>
              <text:p text:style-name="P32">Création / modification</text:p>
              <text:list>
                <text:list-item>
                  <text:p text:style-name="P32">Formulaire de recherche</text:p>
                </text:list-item>
                <text:list-item>
                  <text:p text:style-name="P32">Affichage des résultats</text:p>
                </text:list-item>
                <text:list-item>
                  <text:p text:style-name="P32"><text:span text:style-name="T70">Ajout d'une séance ou modification d'une séance </text:span><text:span text:style-name="T117">(modification → voir puis modifier)</text:span></text:p>
                </text:list-item>
              </text:list>
            </text:list-item>
            <text:list-item>
              <text:p text:style-name="P32">Attribution des dossiers à une séance</text:p>
              <text:list>
                <text:list-item>
                  <text:p text:style-name="P32">Formulaire de recherche</text:p>
                </text:list-item>
                <text:list-item>
                  <text:p text:style-name="P32">Affichage des résultats</text:p>
                </text:list-item>
                <text:list-item>
                  <text:p text:style-name="P32"><text:span text:style-name="T68">Affichage de la séance </text:span><text:span text:style-name="T70">et attribution des dossiers</text:span></text:p>
                </text:list-item>
              </text:list>
            </text:list-item>
            <text:list-item>
              <text:p text:style-name="P32">Arbitrage</text:p>
              <text:list>
                <text:list-item>
                  <text:p text:style-name="P32">Formulaire de recherche</text:p>
                </text:list-item>
                <text:list-item>
                  <text:p text:style-name="P32">Affichage des résultats</text:p>
                </text:list-item>
                <text:list-item>
                  <text:p text:style-name="P32"><text:span text:style-name="T68">Affichage de la séance </text:span><text:span text:style-name="T70">et traitement</text:span></text:p>
                </text:list-item>
              </text:list>
            </text:list-item>
            <text:list-item>
              <text:p text:style-name="P32"><text:span text:style-name="T68">Recherche </text:span><text:span text:style-name="T71">(</text:span><text:span text:style-name="T119">de dossiers / </text:span><text:span text:style-name="T115">de séances ?</text:span><text:span text:style-name="T71">)</text:span></text:p>
              <text:list>
                <text:list-item>
                  <text:p text:style-name="P32">Formulaire de recherche</text:p>
                </text:list-item>
                <text:list-item>
                  <text:p text:style-name="P32"><text:span text:style-name="T68">Affichage des résultats </text:span><text:span text:style-name="T119">(</text:span><text:span text:style-name="T120">liste plus générique, avec possibilité d'impression et d'export au format CSV</text:span><text:span text:style-name="T119">).</text:span></text:p>
                </text:list-item>
              </text:list>
            </text:list-item>
          </text:list>
        </text:list-item>
        <text:list-item>
          <text:p text:style-name="P32"><text:span text:style-name="T118">Pour l'instant, on garde les filtres en place. </text:span><text:span text:style-name="T114">Les CG doivent nous communiquer exactement les critères des filtres à mettre en place à chaque étape du workflow</text:span><text:span text:style-name="T118">.</text:span></text:p>
        </text:list-item>
      </text:list>
      <text:h text:style-name="Heading_20_2" text:outline-level="2">Relances</text:h>
      <text:p text:style-name="Text_20_body">Remarques :</text:p>
      <text:list xml:id="list1649638069" text:style-name="L28">
        <text:list-item>
          <text:p text:style-name="P46">Pour la cohorte des relances, si on choisit un opérateur et un nombre de jours illogique par-rapport aux valeurs minimales (ex. Une troisième relance pour non contractualisation → nombre de jour depuis la validation de l'orientation &gt;= 150, un opérateur &lt; et un nombre de jours valant 10), il n'y aura aucun résultat. <text:span text:style-name="T103">On peut envisager de prévenir l'utilisateur par un message à l'écran.</text:span></text:p>
        </text:list-item>
        <text:list-item>
          <text:p text:style-name="P24">Comment calculer la date d'échéance ? Par-rapport à la date qui devrait être, ou par-rapport à la date de la relance et des délais ?</text:p>
        </text:list-item>
        <text:list-item>
          <text:p text:style-name="P46">Il y a bien 3 étapes pour les orientations sans contrat, et 2 étapes pour les contrats non renouvelés</text:p>
        </text:list-item>
        <text:list-item>
          <text:p text:style-name="P47">Les dates de relance doivent être cohérentes</text:p>
          <text:list>
            <text:list-item>
              <text:p text:style-name="P47">La date de la 2nde relance doit être supérieure à la date de 1ère relance</text:p>
            </text:list-item>
            <text:list-item>
              <text:p text:style-name="P47">Les dates de relance (la liste des résultats) doivent tenir compte des délais (4 mois, 2 mois, …) exprimés en nombre de jours dans le fichier de configuration.</text:p>
            </text:list-item>
          </text:list>
        </text:list-item>
      </text:list>
      <text:h text:style-name="Heading_20_2" text:outline-level="2"><text:soft-page-break/>Orientations</text:h>
      <text:p text:style-name="Text_20_body"><text:span text:style-name="T61">Corriger les</text:span><text:span text:style-name="T75"> </text:span><text:span text:style-name="T74">points</text:span><text:span text:style-name="T75"> suivants, </text:span><text:span text:style-name="T76">pour le CG 93, </text:span><text:span text:style-name="T75">dans le prototype actuellement fourni par Adullact :</text:span></text:p>
      <text:list xml:id="list672914013" text:style-name="L29">
        <text:list-item>
          <text:p text:style-name="P48">La première orientation se fait avec la bouton « Ajouter » (comme avant)</text:p>
        </text:list-item>
        <text:list-item>
          <text:p text:style-name="P48">Pour les orientations <text:s/>subséquentes, on utilisera le formulaire de saisine d'EP corrigé</text:p>
        </text:list-item>
        <text:list-item>
          <text:p text:style-name="P48"><text:span text:style-name="T77">L'origine de la demande d'orientation sera donc une valeur parmi « EP », « Individuelle », « Inappropriée » et « Cohorte » (à rajouter dans la table « orientsstructs » </text:span><text:span text:style-name="T78">et dans les </text:span><text:span text:style-name="T78">tableaux de résultats</text:span><text:span text:style-name="T77">)</text:span></text:p>
        </text:list-item>
        <text:list-item>
          <text:p text:style-name="P48"><text:span text:style-name="T123">Toute nouvelle orientation de rang &gt; 1 doit passer en EP pour être effective. Ce qui inclut le cas des Orientations initiales inappropriées (qui sont juste des intitulés → </text:span><text:span text:style-name="T126">FIXME: faut-il faire des choses différentes suivant ces intitulés ?</text:span><text:span text:style-name="T123">).</text:span></text:p>
        </text:list-item>
      </text:list>
      <text:p text:style-name="Standard"/>
      <text:p text:style-name="Standard">Remarques du développeur:</text:p>
      <text:list xml:id="list710064004" text:continue-numbering="true" text:style-name="L29">
        <text:list-item>
          <text:p text:style-name="P25"><text:span text:style-name="T123">On suppose que le comportement précédent change aussi pour les autres CG</text:span><text:span text:style-name="T126"> → FIXME: seul le formulaire 93 changerait ? … continuer ici: « merge » des 2 formulaires pour le 93</text:span></text:p>
        </text:list-item>
        <text:list-item>
          <text:p text:style-name="P25">Définition d'une fonction permettant de savoir si on peut ajouter une orientation à une personne:</text:p>
        </text:list-item>
      </text:list>
      <text:list xml:id="list483339097" text:style-name="L30">
        <text:list-item>
          <text:list>
            <text:list-item>
              <text:p text:style-name="P26">pas dossier en cours, pour certains thèmes:</text:p>
              <text:list>
                <text:list-item>
                  <text:p text:style-name="P26">CG 93</text:p>
                </text:list-item>
              </text:list>
            </text:list-item>
          </text:list>
        </text:list-item>
      </text:list>
      <text:list xml:id="list1758051672" text:style-name="L31">
        <text:list-item>
          <text:list>
            <text:list-item>
              <text:list>
                <text:list-item>
                  <text:list>
                    <text:list-item>
                      <text:p text:style-name="P27">Nonrespectsanctionep93 -&gt; ne débouche pas sur une orientation: '1reduction', '1maintien', '1sursis', '2suspensiontotale', '2suspensionpartielle', '2maintien'</text:p>
                    </text:list-item>
                    <text:list-item>
                      <text:p text:style-name="P49">Saisineepreorientsr93 -&gt; peut déboucher sur une réorientation</text:p>
                    </text:list-item>
                  </text:list>
                </text:list-item>
              </text:list>
            </text:list-item>
          </text:list>
        </text:list-item>
      </text:list>
      <text:list xml:id="list1927837029" text:continue-list="list483339097" text:style-name="L30">
        <text:list-item>
          <text:list>
            <text:list-item>
              <text:list>
                <text:list-item>
                  <text:p text:style-name="P26">CG 66</text:p>
                </text:list-item>
              </text:list>
            </text:list-item>
          </text:list>
        </text:list-item>
      </text:list>
      <text:list xml:id="list498521402" text:style-name="L32">
        <text:list-item>
          <text:list>
            <text:list-item>
              <text:list>
                <text:list-item>
                  <text:list>
                    <text:list-item>
                      <text:p text:style-name="P28">Defautinsertionep66 -&gt; peut déboucher sur une réorientation: 'suspensionnonrespect', 'suspensiondefaut', 'maintien', 'reorientationprofverssoc', 'reorientationsocversprof'</text:p>
                    </text:list-item>
                    <text:list-item>
                      <text:p text:style-name="P28">Saisineepbilanparcours66 -&gt; peut déboucher sur une réorientation</text:p>
                    </text:list-item>
                    <text:list-item>
                      <text:p text:style-name="P28"><text:span text:style-name="T123">Saisineepdpdo66 -&gt; 'CAN', 'RSP'</text:span><text:span text:style-name="T126"> → FIXME ??</text:span></text:p>
                    </text:list-item>
                  </text:list>
                </text:list-item>
              </text:list>
            </text:list-item>
          </text:list>
        </text:list-item>
      </text:list>
      <text:list xml:id="list970376194" text:continue-list="list1927837029" text:style-name="L30">
        <text:list-item>
          <text:list>
            <text:list-item>
              <text:p text:style-name="P26">CG 93: s'il existe une procédure de relance, on veut faire signer un contrat, mais on veut peut-être aussi demander une réorientation → on ne bloque pas, mais <text:span text:style-name="T125">FIXME: faut-il néanmoins ajouter un message d'avertissement ?</text:span></text:p>
            </text:list-item>
            <text:list-item>
              <text:p text:style-name="P26">doit-on vérifier si:</text:p>
            </text:list-item>
          </text:list>
        </text:list-item>
      </text:list>
      <text:list xml:id="list278893818" text:style-name="L33">
        <text:list-item>
          <text:list>
            <text:list-item>
              <text:list>
                <text:list-item>
                  <text:p text:style-name="P29">le droit doit être ouvert</text:p>
                </text:list-item>
                <text:list-item>
                  <text:p text:style-name="P29">la personne est demandeur ou conjoint RSA ?</text:p>
                </text:list-item>
                <text:list-item>
                  <text:p text:style-name="P29">le dossier est dans un état ouvert ?</text:p>
                </text:list-item>
              </text:list>
            </text:list-item>
          </text:list>
        </text:list-item>
      </text:list>
      <text:h text:style-name="Heading_20_3" text:outline-level="3">Préorientations</text:h>
      <text:list xml:id="list2041583531" text:continue-list="list710064004" text:style-name="L29">
        <text:list-item>
          <text:p text:style-name="P48">Voir le mail d'Arnaud Henry (transmis par Sammy Sahnoune) du 04/01/2011</text:p>
        </text:list-item>
        <text:list-item>
          <text:p text:style-name="P48"><text:span text:style-name="T85">Le Pôle Emploi enverra également un fichier « stock » en plus des fichiers « inscription », « cessation » et « radiation ». Ce fichier est un instantané de la situation des allocataires au sein de Pôle Emploi. Ce fichier sera donc à intégrer également (</text:span><text:span text:style-name="T86">en attente des fichiers transmis par Pôle Emploi au CG 93</text:span><text:span text:style-name="T85">).</text:span></text:p>
        </text:list-item>
        <text:list-item>
          <text:p text:style-name="P48">L'algorithme de préorientation doit être modifié : si une personne est inscrite à Pôle Emploi, soumise à droits et devoirs – dans un foyer dont l'état est ouvert ? – et ne possède pas encore d'orientation, il faudra la préorienter en Emploi au tout début de l'algorithme.</text:p>
        </text:list-item>
        <text:list-item>
          <text:p text:style-name="P48"><text:span text:style-name="T92">Les fichiers transmis par Pôle Emploi (</text:span><text:span text:style-name="T87">stock seulement ?</text:span><text:span text:style-name="T92">) contiendront l'information « l'allocataire a signé un PPAE » sous la forme d'un booléen (ou d'une date ?).</text:span></text:p>
        </text:list-item>
        <text:list-item>
          <text:p text:style-name="P48">Voir s'il est possible d'optimiser l'algorithme de préorientation et le shell de préorientation.</text:p>
        </text:list-item>
        <text:list-item>
          <text:p text:style-name="P48"><text:span text:style-name="T93">Suite à l'intégration des fichiers de Pôle Emploi, il faudra certainement passer le paramètre « force » du script de préorientation à « true » (</text:span><text:span text:style-name="T88">par défaut ?</text:span><text:span text:style-name="T93">) </text:span><text:span text:style-name="T94">afin que les nouvelles informations de Pôle Emploi soient prises en co</text:span><text:span text:style-name="T95">m</text:span><text:span text:style-name="T94">pte</text:span><text:span text:style-name="T93">.</text:span></text:p>
        </text:list-item>
      </text:list>
      <text:p text:style-name="Text_20_body"/>
      <text:p text:style-name="Text_20_body">Remarques :</text:p>
      <text:list xml:id="list571885508" text:style-name="L34">
        <text:list-item>
          <text:p text:style-name="P50"><text:soft-page-break/><text:span text:style-name="T79">Lorsqu'une orientation est décidée par l'EP, la date d'orientation devra être supérieur ou </text:span><text:span text:style-name="T79">égale à la date de la séance d'EP </text:span><text:span text:style-name="T84">(même lors d'une modification)</text:span><text:span text:style-name="T79">.</text:span></text:p>
        </text:list-item>
        <text:list-item>
          <text:p text:style-name="P50"><text:span text:style-name="T80">Lorsqu'un dossier est en cours de séance EP</text:span><text:span text:style-name="T81">(</text:span><text:span text:style-name="T82">ou est simplement crée pour cette thématique </text:span><text:span text:style-name="T81">?) il faudra empêcher l'ajout de nouvelles orientations pour l'allocataire </text:span><text:span text:style-name="T83">(griser le bouton ajouter)</text:span><text:span text:style-name="T81">.</text:span></text:p>
        </text:list-item>
        <text:list-item>
          <text:p text:style-name="P50">Orientation initiale inappropriée → il faut simplement un motif</text:p>
        </text:list-item>
      </text:list>
      <text:h text:style-name="Heading_20_2" text:outline-level="2">PDO</text:h>
      <text:list xml:id="list1336389064" text:style-name="L35">
        <text:list-item>
          <text:p text:style-name="P51">Pour une DO 19, il faut un délai d'un mois (paramétrable, en nombre de jours)</text:p>
        </text:list-item>
        <text:list-item>
          <text:p text:style-name="P52">Il ne faudrait pouvoir ajouter une DO 19 (PDO) que dans le cas d'un dossier « En attente ... » ?</text:p>
        </text:list-item>
      </text:list>
      <text:h text:style-name="Heading_20_2" text:outline-level="2">Contrats complexes</text:h>
      <text:p text:style-name="P1">Ce point n'a pas pu être abordé lors de la réunion. Il faudra (re)préciser le déroulement des actions concernant cette thématique (ventilation du BADA, …).</text:p>
      <text:h text:style-name="Heading_20_2" text:outline-level="2">Cas de la non déclaration de DTR</text:h>
      <text:p text:style-name="Text_20_body">Remarques :</text:p>
      <text:list xml:id="list2085118903" text:style-name="L36">
        <text:list-item>
          <text:p text:style-name="P53"><text:span text:style-name="T102">Une déclaration de DTR est nécessaire pour avoir un dossier RSA (</text:span><text:span text:style-name="T104">FIXME : faire une requête pour s'assurer de la validité des données en base</text:span><text:span text:style-name="T102">)</text:span></text:p>
        </text:list-item>
      </text:list>
      <text:p text:style-name="Standard"/>
      <text:p text:style-name="Text_20_body"><text:span text:style-name="T112">Description de la thématique</text:span><text:span text:style-name="T102"> :</text:span></text:p>
      <text:list xml:id="list1208709250" text:style-name="L37">
        <text:list-item>
          <text:p text:style-name="P54"><text:span text:style-name="T112">Il est obligatoire que les allocataires RSA (soumis à droits et devoirs, dont le dossier est dans un état ouvert) possèdent une DTR datant de moins de 6 mois (</text:span><text:span text:style-name="T113">paramétrage, en nombre de jours ?</text:span><text:span text:style-name="T112">). </text:span><text:span text:style-name="T116">Si ce n'est pas le cas, il devront passer en commission d'EP pour cette thématique.</text:span></text:p>
        </text:list-item>
        <text:list-item>
          <text:p text:style-name="P54">Ex. :</text:p>
          <text:list>
            <text:list-item>
              <text:p text:style-name="P54">La dernière DTR concerne les mois d'octobre, novembre et décembre 2010</text:p>
            </text:list-item>
            <text:list-item>
              <text:p text:style-name="P54">Celle-ci est transmise au mois de janvier 2011</text:p>
            </text:list-item>
            <text:list-item>
              <text:p text:style-name="P54">La DTR suivante devrait arriver au mois d'avril 2011 et devrait concerner les mois de janvier, février et mars 2011.</text:p>
            </text:list-item>
            <text:list-item>
              <text:p text:style-name="P54">Si au 1er juillet 2011, il n'y a toujours pas de DTR concernant les mois de <text:s/>janvier, février et mars 2011, le dossier passera en EP</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Liberation San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10%" fo:font-style="normal" fo:font-weight="normal"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list-style-name="" style:class="text">
      <style:text-properties fo:font-size="90%"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tian Buffin</meta:initial-creator>
    <meta:creation-date>2011-01-06T15:59:19</meta:creation-date>
    <meta:generator>OpenOffice.org/3.1$Linux OpenOffice.org_project/310m11$Build-9399</meta:generator>
    <dc:date>2011-01-19T18:16:52</dc:date>
    <dc:creator>Christian Buffin</dc:creator>
    <meta:editing-duration>PT30H09M08S</meta:editing-duration>
    <meta:editing-cycles>352</meta:editing-cycles>
    <meta:document-statistic meta:table-count="0" meta:image-count="0" meta:object-count="0" meta:page-count="10" meta:paragraph-count="274" meta:word-count="3507" meta:character-count="20290"/>
  </office:meta>
</office:document-meta>
</file>